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 </text:span><text:span text:style-name="T2">com.company.Thursday2</text:span><text:span text:style-name="T3">;</text:span><text:line-break/><text:line-break/><text:span text:style-name="T1">import </text:span><text:span text:style-name="T2">java.util.ArrayList</text:span><text:span text:style-name="T3">;</text:span><text:line-break/><text:span text:style-name="T1">import </text:span><text:span text:style-name="T2">java.util.List</text:span><text:span text:style-name="T3">;</text:span><text:line-break/><text:span text:style-name="T1">import </text:span><text:span text:style-name="T2">java.util.Scanner</text:span><text:span text:style-name="T3">;</text:span><text:line-break/><text:line-break/><text:span text:style-name="T1">public class </text:span><text:span text:style-name="T2">Products </text:span><text:span text:style-name="T3">{</text:span><text:line-break/><text:span text:style-name="T3"> <text:s text:c="3"/></text:span><text:span text:style-name="T1">int </text:span><text:span text:style-name="T5">serialno</text:span><text:span text:style-name="T3">;</text:span><text:line-break/><text:span text:style-name="T3"> <text:s text:c="3"/></text:span><text:span text:style-name="T2">String </text:span><text:span text:style-name="T5">name</text:span><text:span text:style-name="T3">;</text:span><text:line-break/><text:span text:style-name="T3"> <text:s text:c="3"/></text:span><text:span text:style-name="T1">int </text:span><text:span text:style-name="T5">quantity</text:span><text:span text:style-name="T3">;</text:span><text:line-break/><text:span text:style-name="T3"> <text:s text:c="3"/></text:span><text:span text:style-name="T1">double </text:span><text:span text:style-name="T5">price</text:span><text:span text:style-name="T3">;</text:span><text:line-break/><text:span text:style-name="T3"> <text:s text:c="3"/></text:span><text:span text:style-name="T1">static </text:span><text:span text:style-name="T2">Scanner </text:span><text:span text:style-name="T6">sc</text:span><text:span text:style-name="T3">=</text:span><text:span text:style-name="T1">new </text:span><text:span text:style-name="T3">Scanner(</text:span><text:span text:style-name="T2">System</text:span><text:span text:style-name="T3">.</text:span><text:span text:style-name="T6">in</text:span><text:span text:style-name="T3">);</text:span><text:line-break/><text:span text:style-name="T3"> <text:s text:c="2"/></text:span><text:span text:style-name="T1">static </text:span><text:span text:style-name="T2">List</text:span><text:span text:style-name="T3">&lt;</text:span><text:span text:style-name="T2">Products</text:span><text:span text:style-name="T3">&gt; </text:span><text:span text:style-name="T6">products</text:span><text:span text:style-name="T3">=</text:span><text:span text:style-name="T1">new </text:span><text:span text:style-name="T3">ArrayList&lt;&gt;();</text:span><text:line-break/><text:span text:style-name="T3"> <text:s text:c="2"/></text:span><text:span text:style-name="T1">static </text:span><text:span text:style-name="T2">Products </text:span><text:span text:style-name="T6">product</text:span><text:span text:style-name="T3">;</text:span><text:line-break/><text:line-break/><text:span text:style-name="T3"> <text:s text:c="3"/></text:span><text:span text:style-name="T1">public </text:span><text:span text:style-name="T7">Products</text:span><text:span text:style-name="T3">(</text:span><text:span text:style-name="T1">int </text:span><text:span text:style-name="T3">serialno, </text:span><text:span text:style-name="T2">String </text:span><text:span text:style-name="T3">name, </text:span><text:span text:style-name="T1">int </text:span><text:span text:style-name="T3">quantity, </text:span><text:span text:style-name="T1">double </text:span><text:span text:style-name="T3">price) {</text:span><text:line-break/><text:span text:style-name="T3"> <text:s text:c="7"/></text:span><text:span text:style-name="T1">this</text:span><text:span text:style-name="T3">.</text:span><text:span text:style-name="T5">serialno </text:span><text:span text:style-name="T3">= serialno;</text:span><text:line-break/><text:span text:style-name="T3"> <text:s text:c="7"/></text:span><text:span text:style-name="T1">this</text:span><text:span text:style-name="T3">.</text:span><text:span text:style-name="T5">name </text:span><text:span text:style-name="T3">= name;</text:span><text:line-break/><text:span text:style-name="T3"> <text:s text:c="7"/></text:span><text:span text:style-name="T1">this</text:span><text:span text:style-name="T3">.</text:span><text:span text:style-name="T5">quantity </text:span><text:span text:style-name="T3">= quantity;</text:span><text:line-break/><text:span text:style-name="T3"> <text:s text:c="7"/></text:span><text:span text:style-name="T1">this</text:span><text:span text:style-name="T3">.</text:span><text:span text:style-name="T5">price </text:span><text:span text:style-name="T3">= price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Serialno</text:span><text:span text:style-name="T3">() {</text:span><text:line-break/><text:span text:style-name="T3"> <text:s text:c="7"/></text:span><text:span text:style-name="T1">return </text:span><text:span text:style-name="T5">serialno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Serialno</text:span><text:span text:style-name="T3">(</text:span><text:span text:style-name="T1">int </text:span><text:span text:style-name="T3">serialno) {</text:span><text:line-break/><text:span text:style-name="T3"> <text:s text:c="7"/></text:span><text:span text:style-name="T1">this</text:span><text:span text:style-name="T3">.</text:span><text:span text:style-name="T5">serialno </text:span><text:span text:style-name="T3">= serialno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Name</text:span><text:span text:style-name="T3">() {</text:span><text:line-break/><text:span text:style-name="T3"> <text:s text:c="7"/></text:span><text:span text:style-name="T1">return </text:span><text:span text:style-name="T5">nam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Name</text:span><text:span text:style-name="T3">(</text:span><text:span text:style-name="T2">String </text:span><text:span text:style-name="T3">name) {</text:span><text:line-break/><text:span text:style-name="T3"> <text:s text:c="7"/></text:span><text:span text:style-name="T1">this</text:span><text:span text:style-name="T3">.</text:span><text:span text:style-name="T5">name </text:span><text:span text:style-name="T3">= name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Quantity</text:span><text:span text:style-name="T3">() {</text:span><text:line-break/><text:span text:style-name="T3"> <text:s text:c="7"/></text:span><text:span text:style-name="T1">return </text:span><text:span text:style-name="T5">quantity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Quantity</text:span><text:span text:style-name="T3">(</text:span><text:span text:style-name="T1">int </text:span><text:span text:style-name="T3">quantity) {</text:span><text:line-break/><text:span text:style-name="T3"> <text:s text:c="7"/></text:span><text:span text:style-name="T1">this</text:span><text:span text:style-name="T3">.</text:span><text:span text:style-name="T5">quantity </text:span><text:span text:style-name="T3">= quantity;</text:span><text:line-break/><text:span text:style-name="T3"> <text:s text:c="3"/>}</text:span><text:line-break/><text:line-break/><text:span text:style-name="T3"> <text:s text:c="3"/></text:span><text:span text:style-name="T1">public double </text:span><text:span text:style-name="T7">getPrice</text:span><text:span text:style-name="T3">() {</text:span><text:line-break/><text:span text:style-name="T3"> <text:s text:c="7"/></text:span><text:span text:style-name="T1">return </text:span><text:span text:style-name="T5">pric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Price</text:span><text:span text:style-name="T3">(</text:span><text:span text:style-name="T1">double </text:span><text:span text:style-name="T3">price) {</text:span><text:line-break/><text:span text:style-name="T3"> <text:s text:c="7"/></text:span><text:span text:style-name="T1">this</text:span><text:span text:style-name="T3">.</text:span><text:span text:style-name="T5">price </text:span><text:span text:style-name="T3">= price;</text:span><text:line-break/><text:span text:style-name="T3"> <text:s text:c="3"/>}</text:span><text:line-break/><text:line-break/><text:span text:style-name="T3"> <text:s text:c="3"/></text:span><text:span text:style-name="T8">@Override</text:span><text:line-break/><text:span text:style-name="T8"> <text:s text:c="3"/></text:span><text:span text:style-name="T1">public </text:span><text:span text:style-name="T2">String </text:span><text:span text:style-name="T7">toString</text:span><text:span text:style-name="T3">() {</text:span><text:line-break/><text:span text:style-name="T3"> <text:s text:c="7"/></text:span><text:span text:style-name="T1">return </text:span><text:span text:style-name="T9">"Products{" </text:span><text:span text:style-name="T3">+</text:span><text:line-break/><text:span text:style-name="T3"> <text:s text:c="15"/></text:span><text:span text:style-name="T9">"serialno=" </text:span><text:span text:style-name="T3">+ </text:span><text:span text:style-name="T5">serialno </text:span><text:span text:style-name="T3">+</text:span><text:line-break/><text:span text:style-name="T3"> <text:s text:c="15"/></text:span><text:span text:style-name="T9">", name='" </text:span><text:span text:style-name="T3">+ </text:span><text:span text:style-name="T5">name </text:span><text:span text:style-name="T3">+ </text:span><text:span text:style-name="T9">'</text:span><text:span text:style-name="T10">\'</text:span><text:span text:style-name="T9">' </text:span><text:span text:style-name="T3">+</text:span><text:line-break/><text:span text:style-name="T3"> <text:s text:c="15"/></text:span><text:span text:style-name="T9">", quantity=" </text:span><text:span text:style-name="T3">+ </text:span><text:span text:style-name="T5">quantity </text:span><text:span text:style-name="T3">+</text:span><text:line-break/><text:soft-page-break/><text:span text:style-name="T3"> <text:s text:c="15"/></text:span><text:span text:style-name="T9">", price=" </text:span><text:span text:style-name="T3">+ </text:span><text:span text:style-name="T5">price </text:span><text:span text:style-name="T3">+</text:span><text:line-break/><text:span text:style-name="T3"> <text:s text:c="15"/></text:span><text:span text:style-name="T9">'}'</text:span><text:span text:style-name="T3">;</text:span><text:line-break/><text:span text:style-name="T3"> <text:s text:c="3"/>}</text:span><text:line-break/><text:span text:style-name="T3"> <text:s text:c="3"/></text:span><text:span text:style-name="T1">public static void </text:span><text:span text:style-name="T7">main</text:span><text:span text:style-name="T3">(</text:span><text:span text:style-name="T2">String</text:span><text:span text:style-name="T3">[] args)</text:span><text:line-break/><text:span text:style-name="T3"> <text:s text:c="3"/>{</text:span><text:line-break/><text:span text:style-name="T3"> <text:s text:c="7"/></text:span><text:span text:style-name="T1">int </text:span><text:span text:style-name="T3">choice=</text:span><text:span text:style-name="T11">0</text:span><text:span text:style-name="T3">;</text:span><text:line-break/><text:span text:style-name="T3"> <text:s text:c="7"/></text:span><text:span text:style-name="T1">do</text:span><text:span text:style-name="T3">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Enter your choice</text:span><text:span text:style-name="T10">\n</text:span><text:span text:style-name="T9">1.Addproducts</text:span><text:span text:style-name="T10">\n</text:span><text:span text:style-name="T9">2.Searchproducts</text:span><text:span text:style-name="T10">\n</text:span><text:span text:style-name="T9">3.Editproducts</text:span><text:span text:style-name="T10">\n</text:span><text:span text:style-name="T9">4.Removeproducts</text:span><text:span text:style-name="T10">\n</text:span><text:span text:style-name="T9">5.exit"</text:span><text:span text:style-name="T3">);</text:span><text:line-break/><text:span text:style-name="T3"> <text:s text:c="7"/>choice=</text:span><text:span text:style-name="T6">sc</text:span><text:span text:style-name="T3">.nextInt();</text:span><text:line-break/><text:line-break/><text:span text:style-name="T3"> <text:s text:c="11"/></text:span><text:span text:style-name="T1">switch </text:span><text:span text:style-name="T3">(choice) {</text:span><text:line-break/><text:span text:style-name="T3"> <text:s text:c="15"/></text:span><text:span text:style-name="T1">case </text:span><text:span text:style-name="T11">1</text:span><text:span text:style-name="T3">: {</text:span><text:line-break/><text:span text:style-name="T3"> <text:s text:c="19"/></text:span><text:span text:style-name="T2">System</text:span><text:span text:style-name="T3">.</text:span><text:span text:style-name="T6">out</text:span><text:span text:style-name="T3">.println(</text:span><text:span text:style-name="T9">"Add products"</text:span><text:span text:style-name="T3">);</text:span><text:line-break/><text:span text:style-name="T3"> <text:s text:c="19"/></text:span><text:span text:style-name="T4">addProducts</text:span><text:span text:style-name="T3">();</text:span><text:line-break/><text:span text:style-name="T3"> <text:s text:c="19"/></text:span><text:span text:style-name="T1">break</text:span><text:span text:style-name="T3">;</text:span><text:line-break/><text:span text:style-name="T3"> <text:s text:c="15"/>}</text:span><text:line-break/><text:span text:style-name="T3"> <text:s text:c="15"/></text:span><text:span text:style-name="T1">case </text:span><text:span text:style-name="T11">2</text:span><text:span text:style-name="T3">: {</text:span><text:line-break/><text:span text:style-name="T3"> <text:s text:c="19"/></text:span><text:span text:style-name="T2">System</text:span><text:span text:style-name="T3">.</text:span><text:span text:style-name="T6">out</text:span><text:span text:style-name="T3">.println(</text:span><text:span text:style-name="T9">"Search whether product is their"</text:span><text:span text:style-name="T3">);</text:span><text:line-break/><text:span text:style-name="T3"> <text:s text:c="19"/></text:span><text:span text:style-name="T4">searchProduct</text:span><text:span text:style-name="T3">(</text:span><text:span text:style-name="T6">products</text:span><text:span text:style-name="T3">);</text:span><text:line-break/><text:span text:style-name="T3"> <text:s text:c="19"/></text:span><text:span text:style-name="T1">break</text:span><text:span text:style-name="T3">;</text:span><text:line-break/><text:span text:style-name="T3"> <text:s text:c="15"/>}</text:span><text:line-break/><text:span text:style-name="T3"> <text:s text:c="15"/></text:span><text:span text:style-name="T1">case </text:span><text:span text:style-name="T11">3</text:span><text:span text:style-name="T3">:</text:span><text:line-break/><text:span text:style-name="T3"> <text:s text:c="15"/>{</text:span><text:line-break/><text:span text:style-name="T3"> <text:s text:c="19"/></text:span><text:span text:style-name="T4">editProduct</text:span><text:span text:style-name="T3">(</text:span><text:span text:style-name="T6">products</text:span><text:span text:style-name="T3">);</text:span><text:line-break/><text:span text:style-name="T3"> <text:s text:c="19"/></text:span><text:span text:style-name="T1">break</text:span><text:span text:style-name="T3">;</text:span><text:line-break/><text:span text:style-name="T3"> <text:s text:c="15"/>}</text:span><text:line-break/><text:span text:style-name="T3"> <text:s text:c="15"/></text:span><text:span text:style-name="T1">case </text:span><text:span text:style-name="T11">4</text:span><text:span text:style-name="T3">:</text:span><text:line-break/><text:span text:style-name="T3"> <text:s text:c="15"/>{</text:span><text:line-break/><text:span text:style-name="T3"> <text:s text:c="19"/></text:span><text:span text:style-name="T4">removeProduct</text:span><text:span text:style-name="T3">(</text:span><text:span text:style-name="T6">products</text:span><text:span text:style-name="T3">);</text:span><text:line-break/><text:span text:style-name="T3"> <text:s text:c="19"/></text:span><text:span text:style-name="T1">break</text:span><text:span text:style-name="T3">;</text:span><text:line-break/><text:span text:style-name="T3"> <text:s text:c="15"/>}</text:span><text:line-break/><text:span text:style-name="T3"> <text:s text:c="15"/></text:span><text:span text:style-name="T1">case </text:span><text:span text:style-name="T11">5</text:span><text:span text:style-name="T3">:</text:span><text:span text:style-name="T2">System</text:span><text:span text:style-name="T3">.</text:span><text:span text:style-name="T6">out</text:span><text:span text:style-name="T3">.println(</text:span><text:span text:style-name="T9">"Exiting....."</text:span><text:span text:style-name="T3">);</text:span><text:line-break/><text:line-break/><text:span text:style-name="T3"> <text:s text:c="11"/>}</text:span><text:line-break/><text:span text:style-name="T3"> <text:s text:c="7"/>}</text:span><text:span text:style-name="T1">while</text:span><text:span text:style-name="T3">(choice!=</text:span><text:span text:style-name="T11">5</text:span><text:span text:style-name="T3">);</text:span><text:line-break/><text:line-break/><text:line-break/><text:span text:style-name="T3"> <text:s text:c="3"/>}</text:span><text:line-break/><text:line-break/><text:span text:style-name="T3"> <text:s text:c="3"/></text:span><text:span text:style-name="T1">private static void </text:span><text:span text:style-name="T7">removeProduct</text:span><text:span text:style-name="T3">(</text:span><text:span text:style-name="T2">List</text:span><text:span text:style-name="T3">&lt;</text:span><text:span text:style-name="T2">Products</text:span><text:span text:style-name="T3">&gt; products) 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Enter the product to be removed"</text:span><text:span text:style-name="T3">);</text:span><text:line-break/><text:span text:style-name="T3"> <text:s text:c="7"/></text:span><text:span text:style-name="T2">String name</text:span><text:span text:style-name="T3">=</text:span><text:span text:style-name="T6">sc</text:span><text:span text:style-name="T3">.next();</text:span><text:line-break/><text:span text:style-name="T3"> <text:s text:c="7"/></text:span><text:span text:style-name="T1">for</text:span><text:span text:style-name="T3">(</text:span><text:span text:style-name="T1">int </text:span><text:span text:style-name="T3">i=</text:span><text:span text:style-name="T11">0</text:span><text:span text:style-name="T3">;i&lt; products.size();i++)</text:span><text:line-break/><text:span text:style-name="T3"> <text:s text:c="7"/>{</text:span><text:line-break/><text:span text:style-name="T3"> <text:s text:c="11"/></text:span><text:span text:style-name="T6">product</text:span><text:span text:style-name="T3">=products.get(i);</text:span><text:line-break/><text:span text:style-name="T3"> <text:s text:c="11"/></text:span><text:span text:style-name="T1">if</text:span><text:span text:style-name="T3">(</text:span><text:span text:style-name="T6">product</text:span><text:span text:style-name="T3">.getName().equals(</text:span><text:span text:style-name="T2">name</text:span><text:span text:style-name="T3">))</text:span><text:line-break/><text:span text:style-name="T3"> <text:s text:c="11"/>{</text:span><text:line-break/><text:span text:style-name="T3"> <text:s text:c="15"/>products.remove(</text:span><text:span text:style-name="T6">product</text:span><text:span text:style-name="T3">);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Removed succesfully"</text:span><text:span text:style-name="T3">);</text:span><text:line-break/><text:span text:style-name="T3"> <text:s text:c="15"/></text:span><text:span text:style-name="T2">System</text:span><text:span text:style-name="T3">.</text:span><text:span text:style-name="T6">out</text:span><text:span text:style-name="T3">.println(products);</text:span><text:line-break/><text:span text:style-name="T3"> <text:s text:c="11"/>}</text:span><text:line-break/><text:span text:style-name="T3"> <text:s text:c="7"/>}</text:span><text:line-break/><text:line-break/><text:span text:style-name="T3"> <text:s text:c="3"/>}</text:span><text:line-break/><text:line-break/><text:span text:style-name="T3"> <text:s text:c="3"/></text:span><text:span text:style-name="T1">private static void </text:span><text:span text:style-name="T7">editProduct</text:span><text:span text:style-name="T3">(</text:span><text:span text:style-name="T2">List</text:span><text:span text:style-name="T3">&lt;</text:span><text:span text:style-name="T2">Products</text:span><text:span text:style-name="T3">&gt; products) 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Enter the product name to be edited"</text:span><text:span text:style-name="T3">);</text:span><text:line-break/><text:span text:style-name="T3"> <text:s text:c="7"/></text:span><text:span text:style-name="T2">String name</text:span><text:span text:style-name="T3">=</text:span><text:span text:style-name="T6">sc</text:span><text:span text:style-name="T3">.next();</text:span><text:line-break/><text:span text:style-name="T3"> <text:s text:c="7"/></text:span><text:span text:style-name="T1">for</text:span><text:span text:style-name="T3">(</text:span><text:span text:style-name="T1">int </text:span><text:span text:style-name="T3">i=</text:span><text:span text:style-name="T11">0</text:span><text:span text:style-name="T3">;i&lt; products.size();i++)</text:span><text:line-break/><text:span text:style-name="T3"> <text:s text:c="7"/>{</text:span><text:line-break/><text:soft-page-break/><text:span text:style-name="T3"> <text:s text:c="11"/></text:span><text:span text:style-name="T6">product</text:span><text:span text:style-name="T3">=products.get(i);</text:span><text:line-break/><text:span text:style-name="T3"> <text:s text:c="11"/></text:span><text:span text:style-name="T1">if</text:span><text:span text:style-name="T3">(</text:span><text:span text:style-name="T6">product</text:span><text:span text:style-name="T3">.getName().equals(</text:span><text:span text:style-name="T2">name</text:span><text:span text:style-name="T3">))</text:span><text:line-break/><text:span text:style-name="T3"> <text:s text:c="11"/>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Enter price to be edited"</text:span><text:span text:style-name="T3">);</text:span><text:line-break/><text:span text:style-name="T3"> <text:s text:c="15"/></text:span><text:span text:style-name="T1">int </text:span><text:span text:style-name="T2">price</text:span><text:span text:style-name="T3">=</text:span><text:span text:style-name="T6">sc</text:span><text:span text:style-name="T3">.nextInt();</text:span><text:line-break/><text:span text:style-name="T3"> <text:s text:c="15"/></text:span><text:span text:style-name="T6">product</text:span><text:span text:style-name="T3">.setPrice(</text:span><text:span text:style-name="T2">price</text:span><text:span text:style-name="T3">);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6">product</text:span><text:span text:style-name="T3">);</text:span><text:line-break/><text:span text:style-name="T3"> <text:s text:c="11"/>}</text:span><text:line-break/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rivate static void </text:span><text:span text:style-name="T7">searchProduct</text:span><text:span text:style-name="T3">(</text:span><text:span text:style-name="T2">List</text:span><text:span text:style-name="T3">&lt;</text:span><text:span text:style-name="T2">Products</text:span><text:span text:style-name="T3">&gt; products) 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Enter the name of the product to be searched"</text:span><text:span text:style-name="T3">);</text:span><text:line-break/><text:span text:style-name="T3"> <text:s text:c="7"/></text:span><text:span text:style-name="T2">String name</text:span><text:span text:style-name="T3">=</text:span><text:span text:style-name="T6">sc</text:span><text:span text:style-name="T3">.next();</text:span><text:line-break/><text:span text:style-name="T3"> <text:s text:c="7"/></text:span><text:span text:style-name="T1">for</text:span><text:span text:style-name="T3">(</text:span><text:span text:style-name="T1">int </text:span><text:span text:style-name="T3">i=</text:span><text:span text:style-name="T11">0</text:span><text:span text:style-name="T3">;i&lt;products.size();i++)</text:span><text:line-break/><text:span text:style-name="T3"> <text:s text:c="7"/>{</text:span><text:line-break/><text:span text:style-name="T3"> <text:s text:c="11"/></text:span><text:span text:style-name="T6">product</text:span><text:span text:style-name="T3">=products.get(i);</text:span><text:line-break/><text:span text:style-name="T3"> <text:s text:c="11"/></text:span><text:span text:style-name="T1">if</text:span><text:span text:style-name="T3">(</text:span><text:span text:style-name="T6">product</text:span><text:span text:style-name="T3">.getName().equals(</text:span><text:span text:style-name="T2">name</text:span><text:span text:style-name="T3">))</text:span><text:line-break/><text:span text:style-name="T3"> <text:s text:c="11"/>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6">product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3"/>}</text:span><text:line-break/><text:line-break/><text:line-break/><text:span text:style-name="T3"> <text:s text:c="3"/></text:span><text:span text:style-name="T1">private static void </text:span><text:span text:style-name="T7">addProducts</text:span><text:span text:style-name="T3">() 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Enter the serial number"</text:span><text:span text:style-name="T3">);</text:span><text:line-break/><text:span text:style-name="T3"> <text:s text:c="7"/></text:span><text:span text:style-name="T1">int </text:span><text:span text:style-name="T2">serialno</text:span><text:span text:style-name="T3">=</text:span><text:span text:style-name="T6">sc</text:span><text:span text:style-name="T3">.nextInt();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Enter product name"</text:span><text:span text:style-name="T3">);</text:span><text:line-break/><text:span text:style-name="T3"> <text:s text:c="7"/></text:span><text:span text:style-name="T2">String name</text:span><text:span text:style-name="T3">=</text:span><text:span text:style-name="T6">sc</text:span><text:span text:style-name="T3">.next();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Enter quantity"</text:span><text:span text:style-name="T3">);</text:span><text:line-break/><text:span text:style-name="T3"> <text:s text:c="7"/></text:span><text:span text:style-name="T1">int </text:span><text:span text:style-name="T2">quantity</text:span><text:span text:style-name="T3">=</text:span><text:span text:style-name="T6">sc</text:span><text:span text:style-name="T3">.nextInt();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Enter price of product"</text:span><text:span text:style-name="T3">);</text:span><text:line-break/><text:span text:style-name="T3"> <text:s text:c="7"/></text:span><text:span text:style-name="T1">double </text:span><text:span text:style-name="T2">price</text:span><text:span text:style-name="T3">=</text:span><text:span text:style-name="T6">sc</text:span><text:span text:style-name="T3">.nextDouble();</text:span><text:line-break/><text:span text:style-name="T3"> <text:s text:c="7"/></text:span><text:span text:style-name="T6">product</text:span><text:span text:style-name="T3">=</text:span><text:span text:style-name="T1">new </text:span><text:span text:style-name="T3">Products(</text:span><text:span text:style-name="T2">serialno</text:span><text:span text:style-name="T3">,</text:span><text:span text:style-name="T2">name</text:span><text:span text:style-name="T3">,</text:span><text:span text:style-name="T2">quantity</text:span><text:span text:style-name="T3">,</text:span><text:span text:style-name="T2">price</text:span><text:span text:style-name="T3">);</text:span><text:line-break/><text:span text:style-name="T3"> <text:s text:c="7"/></text:span><text:span text:style-name="T6">products</text:span><text:span text:style-name="T3">.add(</text:span><text:span text:style-name="T6">product</text:span><text:span text:style-name="T3">);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Added succesfully"</text:span><text:span text:style-name="T3">);</text:span><text:line-break/><text:line-break/><text:span text:style-name="T3"> <text:s text:c="3"/>}</text:span><text:line-break/><text:span text:style-name="T3">}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1:27:02.821124476</meta:creation-date>
    <dc:date>2021-12-02T11:27:39.025011146</dc:date>
    <meta:editing-duration>PT37S</meta:editing-duration>
    <meta:editing-cycles>1</meta:editing-cycles>
    <meta:document-statistic meta:table-count="0" meta:image-count="0" meta:object-count="0" meta:page-count="3" meta:paragraph-count="1" meta:word-count="323" meta:character-count="4316" meta:non-whitespace-character-count="2711"/>
    <meta:generator>LibreOffice/6.4.7.2$Linux_X86_64 LibreOffice_project/40$Build-2</meta:generator>
  </office:meta>
</office:document-meta>
</file>